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draw:fill="none" fo:clip="rect(0in, 0in, 0in, 0in)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draw:fill="none" fo:clip="rect(0in, 0in, 0in, 0in)" draw:stroke="none"/>
    </style:style>
  </office:automatic-styles>
  <office:body>
    <office:presentation>
      <draw:page draw:name="Slide1" draw:style-name="a335" draw:master-page-name="Master1-Layout1-title-Rubrikbild" presentation:presentation-page-layout-name="Master1-PPL1" draw:id="Slide-256">
        <draw:frame draw:id="id63" presentation:style-name="a338" draw:name="Rubrik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ata security / Endpoint security</text:span></text:p>
          </draw:text-box>
          <svg:title/>
          <svg:desc/>
        </draw:frame>
        <draw:frame draw:id="id64" presentation:style-name="a343" draw:name="Underrubrik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Säkerhet – fördjupning<text:s text:c="1"/></text:span></text:p>
            <text:p text:style-name="a342" text:class-names="" text:cond-style-name=""><text:span text:style-name="a341" text:class-names="">Jesper Värn</text:span></text:p>
          </draw:text-box>
          <svg:title/>
          <svg:desc/>
        </draw:frame>
      </draw:page>
      <draw:page draw:name="Slide2" draw:style-name="a344" draw:master-page-name="Master1-Layout2-obj-Rubrik-och-innehåll" presentation:presentation-page-layout-name="Master1-PPL2" draw:id="Slide-257">
        <draw:frame draw:id="id65" presentation:style-name="a345" draw:name="Rubrik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46" draw:name="Picture 4" svg:x="1.03318in" svg:y="0.34549in" svg:width="12.00926in" svg:height="6.7552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347" draw:master-page-name="Master1-Layout2-obj-Rubrik-och-innehåll" presentation:presentation-page-layout-name="Master1-PPL2" draw:id="Slide-258">
        <draw:frame draw:id="id67" presentation:style-name="a348" draw:name="Rubrik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49" draw:name="Picture 2" svg:x="1.5135in" svg:y="0.34313in" svg:width="11.10185in" svg:height="6.24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tshållare för rubrik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Platshållare för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tshållare fö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-06-09</text:date></text:span></text:p>
        </draw:text-box>
        <svg:title/>
        <svg:desc/>
      </draw:frame>
      <draw:frame draw:id="id3" presentation:style-name="a26" draw:name="Platshållare för sidfo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tshållare för bild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Rubrikbild" style:page-layout-name="pageLayout1" draw:style-name="a30">
      <draw:frame draw:id="id5" presentation:style-name="a33" draw:name="Rubrik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cka här för att ändra mall för rubrikformat</text:span></text:p>
        </draw:text-box>
        <svg:title/>
        <svg:desc/>
      </draw:frame>
      <draw:frame draw:id="id6" presentation:style-name="a36" draw:name="Underrubrik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cka här för att ändra mall för underrubrikformat</text:span></text:p>
        </draw:text-box>
        <svg:title/>
        <svg:desc/>
      </draw:frame>
      <draw:frame draw:id="id7" presentation:style-name="a40" draw:name="Platshållare fö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2-06-09</text:date></text:span></text:p>
        </draw:text-box>
        <svg:title/>
        <svg:desc/>
      </draw:frame>
      <draw:frame draw:id="id8" presentation:style-name="a43" draw:name="Platshållare för sidfo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tshållare för bild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Rubrik-och-innehåll" style:page-layout-name="pageLayout1" draw:style-name="a47">
      <draw:frame draw:id="id10" presentation:style-name="a50" draw:name="Rubrik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cka här för att ändra mall för rubrikformat</text:span></text:p>
        </draw:text-box>
        <svg:title/>
        <svg:desc/>
      </draw:frame>
      <draw:frame draw:id="id11" presentation:style-name="a66" draw:name="Platshållare för innehåll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cka här för att ändra format på bakgrundstex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Nivå t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Nivå tr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tshållare fö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2-06-09</text:date></text:span></text:p>
        </draw:text-box>
        <svg:title/>
        <svg:desc/>
      </draw:frame>
      <draw:frame draw:id="id13" presentation:style-name="a73" draw:name="Platshållare för sidfo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tshållare för bild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vsnittsrubrik" style:page-layout-name="pageLayout1" draw:style-name="a77">
      <draw:frame draw:id="id15" presentation:style-name="a80" draw:name="Rubrik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cka här för att ändra mall för rubrikformat</text:span></text:p>
        </draw:text-box>
        <svg:title/>
        <svg:desc/>
      </draw:frame>
      <draw:frame draw:id="id16" presentation:style-name="a84" draw:name="Platshållare för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88" draw:name="Platshållare fö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2-06-09</text:date></text:span></text:p>
        </draw:text-box>
        <svg:title/>
        <svg:desc/>
      </draw:frame>
      <draw:frame draw:id="id18" presentation:style-name="a91" draw:name="Platshållare för sidfo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tshållare för bild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vå-delar" style:page-layout-name="pageLayout1" draw:style-name="a95">
      <draw:frame draw:id="id20" presentation:style-name="a98" draw:name="Rubrik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cka här för att ändra mall för rubrikformat</text:span></text:p>
        </draw:text-box>
        <svg:title/>
        <svg:desc/>
      </draw:frame>
      <draw:frame draw:id="id21" presentation:style-name="a114" draw:name="Platshållare för innehåll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cka här för att ändra format på bakgrundstex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Nivå t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Nivå tr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tshållare för innehåll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tshållare fö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2-06-09</text:date></text:span></text:p>
        </draw:text-box>
        <svg:title/>
        <svg:desc/>
      </draw:frame>
      <draw:frame draw:id="id24" presentation:style-name="a137" draw:name="Platshållare för sidfo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tshållare för bild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Jämförelse" style:page-layout-name="pageLayout1" draw:style-name="a141">
      <draw:frame draw:id="id26" presentation:style-name="a144" draw:name="Rubrik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cka här för att ändra mall för rubrikformat</text:span></text:p>
        </draw:text-box>
        <svg:title/>
        <svg:desc/>
      </draw:frame>
      <draw:frame draw:id="id27" presentation:style-name="a148" draw:name="Platshållare för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64" draw:name="Platshållare för innehåll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cka här för att ändra format på bakgrundstex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Nivå t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Nivå tr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tshållare för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184" draw:name="Platshållare för innehåll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cka här för att ändra format på bakgrundstex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Nivå t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Nivå tr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tshållare fö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2-06-09</text:date></text:span></text:p>
        </draw:text-box>
        <svg:title/>
        <svg:desc/>
      </draw:frame>
      <draw:frame draw:id="id32" presentation:style-name="a191" draw:name="Platshållare för sidfo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tshållare för bild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Endast-rubrik" style:page-layout-name="pageLayout1" draw:style-name="a195">
      <draw:frame draw:id="id34" presentation:style-name="a198" draw:name="Rubrik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cka här för att ändra mall för rubrikformat</text:span></text:p>
        </draw:text-box>
        <svg:title/>
        <svg:desc/>
      </draw:frame>
      <draw:frame draw:id="id35" presentation:style-name="a202" draw:name="Platshållare fö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2-06-09</text:date></text:span></text:p>
        </draw:text-box>
        <svg:title/>
        <svg:desc/>
      </draw:frame>
      <draw:frame draw:id="id36" presentation:style-name="a205" draw:name="Platshållare för sidfo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tshållare för bild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tshållare fö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-06-09</text:date></text:span></text:p>
        </draw:text-box>
        <svg:title/>
        <svg:desc/>
      </draw:frame>
      <draw:frame draw:id="id39" presentation:style-name="a216" draw:name="Platshållare för sidfo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tshållare för bild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Text-med-bildtext" style:page-layout-name="pageLayout1" draw:style-name="a220">
      <draw:frame draw:id="id41" presentation:style-name="a223" draw:name="Rubrik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cka här för att ändra mall för rubrikformat</text:span></text:p>
        </draw:text-box>
        <svg:title/>
        <svg:desc/>
      </draw:frame>
      <draw:frame draw:id="id42" presentation:style-name="a239" draw:name="Platshållare för innehåll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cka här för att ändra format på bakgrundstex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Nivå t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Nivå tr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tshållare för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47" draw:name="Platshållare fö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2-06-09</text:date></text:span></text:p>
        </draw:text-box>
        <svg:title/>
        <svg:desc/>
      </draw:frame>
      <draw:frame draw:id="id45" presentation:style-name="a250" draw:name="Platshållare för sidfo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tshållare för bild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ed-bildtext" style:page-layout-name="pageLayout1" draw:style-name="a254">
      <draw:frame draw:id="id47" presentation:style-name="a257" draw:name="Rubrik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cka här för att ändra mall för rubrikformat</text:span></text:p>
        </draw:text-box>
        <svg:title/>
        <svg:desc/>
      </draw:frame>
      <draw:frame draw:id="id48" presentation:style-name="a260" draw:name="Platshållare för bild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tshållare för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268" draw:name="Platshållare fö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2-06-09</text:date></text:span></text:p>
        </draw:text-box>
        <svg:title/>
        <svg:desc/>
      </draw:frame>
      <draw:frame draw:id="id51" presentation:style-name="a271" draw:name="Platshållare för sidfo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tshållare för bild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Rubrik-och-lodrät-text" style:page-layout-name="pageLayout1" draw:style-name="a275">
      <draw:frame draw:id="id53" presentation:style-name="a278" draw:name="Rubrik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cka här för att ändra mall för rubrikformat</text:span></text:p>
        </draw:text-box>
        <svg:title/>
        <svg:desc/>
      </draw:frame>
      <draw:frame draw:id="id54" presentation:style-name="a294" draw:name="Platshållare för lodrät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cka här för att ändra format på bakgrundstex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Nivå t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Nivå tr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tshållare fö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2-06-09</text:date></text:span></text:p>
        </draw:text-box>
        <svg:title/>
        <svg:desc/>
      </draw:frame>
      <draw:frame draw:id="id56" presentation:style-name="a301" draw:name="Platshållare för sidfo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tshållare för bild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305">
      <draw:frame draw:id="id58" presentation:style-name="a308" draw:name="Lodrät rubrik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cka här för att ändra mall för rubrikformat</text:span></text:p>
        </draw:text-box>
        <svg:title/>
        <svg:desc/>
      </draw:frame>
      <draw:frame draw:id="id59" presentation:style-name="a324" draw:name="Platshållare för lodrät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cka här för att ändra format på bakgrundstex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Nivå t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Nivå tr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tshållare fö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2-06-09</text:date></text:span></text:p>
        </draw:text-box>
        <svg:title/>
        <svg:desc/>
      </draw:frame>
      <draw:frame draw:id="id61" presentation:style-name="a331" draw:name="Platshållare för sidfo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tshållare för bild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ata security / Endpoint security</dc:title>
    <meta:initial-creator>Jesper Värn</meta:initial-creator>
    <dc:creator>Jesper Värn</dc:creator>
    <meta:creation-date>2021-12-13T16:23:27Z</meta:creation-date>
    <dc:date>2022-06-09T08:01:47Z</dc:date>
    <meta:editing-cycles>2</meta:editing-cycles>
    <meta:editing-duration>PT6125S</meta:editing-duration>
    <meta:document-statistic meta:paragraph-count="3" meta:word-count="10"/>
  </office:meta>
</office:document-meta>
</file>